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font-weight="bold" officeooo:rsid="000c30f0" officeooo:paragraph-rsid="000c30f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font-weight="bold" officeooo:rsid="000c30f0" officeooo:paragraph-rsid="000c30f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officeooo:rsid="000c30f0" officeooo:paragraph-rsid="000c30f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bold" officeooo:paragraph-rsid="000c30f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0c30f0" officeooo:paragraph-rsid="000c30f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position="0% 100%" style:font-name="Ubuntu" fo:font-size="12pt" fo:font-weight="normal" officeooo:rsid="000c30f0" officeooo:paragraph-rsid="000c30f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position="0% 100%" style:font-name="Ubuntu" fo:font-size="12pt" fo:font-weight="bold" officeooo:rsid="000c30f0" officeooo:paragraph-rsid="000c30f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text-position="0% 100%" style:font-name="Ubuntu" fo:font-size="12pt" fo:font-weight="bold" officeooo:rsid="000d2d40" officeooo:paragraph-rsid="000d2d4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style:font-name="Ubuntu" fo:font-size="15pt" fo:font-weight="bold" officeooo:rsid="000c30f0" officeooo:paragraph-rsid="000c30f0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style:font-name="Ubuntu" fo:font-size="12pt" fo:font-style="italic" fo:font-weight="normal" style:font-style-asian="italic" style:font-weight-asian="normal" style:font-name-complex="Ubuntu" style:font-style-complex="italic" style:font-weight-complex="normal"/>
    </style:style>
    <style:style style:name="T1" style:family="text">
      <style:text-properties officeooo:rsid="000c6cb7"/>
    </style:style>
    <style:style style:name="T2" style:family="text">
      <style:text-properties fo:font-variant="normal" fo:text-transform="none" fo:color="#24292f" fo:letter-spacing="normal" fo:font-style="normal" style:font-size-asian="12pt" style:font-size-complex="12pt"/>
    </style:style>
    <style:style style:name="T3" style:family="text">
      <style:text-properties officeooo:rsid="000c30f0" style:font-size-asian="10.5pt" style:font-size-complex="12pt"/>
    </style:style>
    <style:style style:name="T4" style:family="text">
      <style:text-properties officeooo:rsid="000ceb94" style:font-size-asian="12pt" style:font-size-complex="12pt"/>
    </style:style>
    <style:style style:name="T5" style:family="text">
      <style:text-properties fo:color="#21409a" officeooo:rsid="000c6cb7"/>
    </style:style>
    <style:style style:name="T6" style:family="text">
      <style:text-properties fo:color="#ed1c24" officeooo:rsid="000c6cb7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style:font-name="Ubuntu" fo:font-size="12pt" fo:font-style="italic" fo:font-weight="normal" style:font-style-asian="italic" style:font-weight-asian="normal" style:font-name-complex="Ubuntu" style:font-style-complex="italic" style:font-weight-complex="normal"/>
    </style:style>
    <style:style style:name="T9" style:family="text">
      <style:text-properties fo:color="#000000" style:font-name="Liberation Serif" fo:font-size="12pt" fo:font-style="italic" fo:font-weight="normal" style:font-style-asian="italic" style:font-weight-asian="normal" style:font-name-complex="Ubuntu" style:font-style-complex="italic" style:font-weight-complex="normal"/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P9"/>
      <text:p text:style-name="P1"/>
      <text:p text:style-name="P2"/>
      <text:p text:style-name="P4"><text:span text:style-name="T3">1) </text:span><text:span text:style-name="T4">C</text:span><text:span text:style-name="T2">reate a new repository on the command line:</text:span></text:p>
      <text:p text:style-name="P3"><draw:frame text:anchor-type="paragraph" draw:z-index="0" draw:name="Shape1" draw:style-name="gr1" draw:text-style-name="P10" svg:width="6.3886in" svg:height="0.3843in" svg:x="0.261in" svg:y="0.1575in"><draw:text-box><text:p><text:span text:style-name="T7">cd catkin_ws/src</text:span></text:p><text:p><text:span text:style-name="T7">git init</text:span></text:p></draw:text-box></draw:frame></text:p>
      <text:p text:style-name="P5"/>
      <text:p text:style-name="P6"/>
      <text:p text:style-name="P6"/>
      <text:p text:style-name="P6"/>
      <text:p text:style-name="P7">2) <text:span text:style-name="T1">Go on github:</text:span></text:p>
      <text:p text:style-name="P6"><text:tab/></text:p>
      <text:p text:style-name="P6"><text:tab/><text:span text:style-name="T1">Create a new repo named : </text:span><text:span text:style-name="T6">cali</text:span></text:p>
      <text:p text:style-name="P6"><text:tab/><text:span text:style-name="T1">Copy https link : </text:span><text:span text:style-name="T5">git@github.com:jkoubs/cali.git</text:span></text:p>
      <text:p text:style-name="P6"><text:tab/></text:p>
      <text:p text:style-name="P6"><text:tab/></text:p>
      <text:p text:style-name="P6"><text:tab/></text:p>
      <text:p text:style-name="P6"/>
      <text:p text:style-name="P8"><draw:frame text:anchor-type="paragraph" draw:z-index="1" draw:name="Shape2" draw:style-name="gr2" draw:text-style-name="P11" svg:width="4.948in" svg:height="0.3752in" svg:x="0.2736in" svg:y="0.4272in"><draw:text-box><text:p><text:span text:style-name="T8">git remote add </text:span><text:span text:style-name="T9">origin</text:span><text:span text:style-name="T8"> git@github.com:jkoubs/cali.git</text:span></text:p></draw:text-box></draw:frame>3) Go back to terminal and add remote URL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2" draw:name="Shape1" draw:style-name="gr3" draw:text-style-name="P10" svg:width="6.3886in" svg:height="1.3425in" svg:x="0.1571in" svg:y="0.489in"><draw:text-box><text:p><text:span text:style-name="T7">cd catkin_ws/src</text:span></text:p><text:p><text:span text:style-name="T7">git init</text:span></text:p><text:p><text:span text:style-name="T7">git add README.md</text:span></text:p><text:p><text:span text:style-name="T7">git commit -m "first commit"</text:span></text:p><text:p><text:span text:style-name="T7">git branch -M main</text:span></text:p><text:p><text:span text:style-name="T7">git remote add origin git@github.com:jkoubs/cali.git</text:span></text:p><text:p><text:span text:style-name="T7">git push -u origin main</text:span></text:p></draw:text-box></draw:frame>4) Overall command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1:28:23.435483309</meta:creation-date>
    <dc:date>2023-01-09T11:42:33.162074661</dc:date>
    <meta:editing-duration>PT20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38" meta:character-count="215" meta:non-whitespace-character-count="178"/>
  </office:meta>
</office:document-meta>
</file>